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top" draw:auto-grow-height="false" fo:padding-top="0.179cm" fo:padding-bottom="0.179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bottom" draw:auto-grow-height="false" fo:padding-top="0.179cm" fo:padding-bottom="0.179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7.396cm" svg:y="1.597cm">
          <text:p text:style-name="P1">Identity<text:line-break/>Constel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9.938cm" svg:y="13.616cm">
          <text:p text:style-name="P1">Edi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2.176cm" svg:y="5.318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852cm" svg:y="1.5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20.152cm" svg:y="5.759cm">
          <text:p text:style-name="P1">edit/draf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20.152cm" svg:y="8.686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20.152cm" svg:y="11.613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2.086cm" svg:y="11.889cm">
          <text:p text:style-name="P1">Institution/ro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1.889cm" svg:y="5.018cm">
          <text:p text:style-name="P1"><text:span text:style-name="T1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20.152cm" svg:y="17.464cm">
          <text:p text:style-name="P1">(others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07cm" svg:y1="3.549cm" svg:x2="12.864cm" svg:y2="5.652cm" draw:start-shape="id1" draw:start-glue-point="9" draw:end-shape="id2" draw:end-glue-point="5" svg:d="M11407 3549l1457 2103" svg:viewBox="0 0 1458 2104">
          <text:p/>
        </draw:connector>
        <draw:connector draw:style-name="gr2" draw:text-style-name="P1" draw:layer="layout" draw:type="line" svg:x1="8.084cm" svg:y1="3.549cm" svg:x2="5.9cm" svg:y2="5.352cm" draw:start-shape="id1" draw:start-glue-point="7" draw:end-shape="id3" draw:end-glue-point="11" svg:d="M8084 3549l-2184 1803" svg:viewBox="0 0 2185 1804">
          <text:p/>
        </draw:connector>
        <draw:connector draw:style-name="gr2" draw:text-style-name="P1" draw:layer="layout" draw:type="line" svg:x1="9.938cm" svg:y1="14.759cm" svg:x2="6.785cm" svg:y2="13.032cm" draw:start-shape="id4" draw:start-glue-point="6" draw:end-shape="id5" draw:end-glue-point="10" svg:d="M9938 14759l-3153-1727" svg:viewBox="0 0 3154 1728">
          <text:p/>
        </draw:connector>
        <draw:connector draw:style-name="gr2" draw:text-style-name="P1" draw:layer="layout" draw:type="line" svg:x1="9.746cm" svg:y1="3.883cm" svg:x2="12.288cm" svg:y2="13.616cm" draw:start-shape="id1" draw:start-glue-point="8" draw:end-shape="id4" draw:end-glue-point="4" svg:d="M9746 3883l2542 9733" svg:viewBox="0 0 2543 9734">
          <text:p/>
        </draw:connector>
        <draw:connector draw:style-name="gr2" draw:text-style-name="P1" draw:layer="layout" draw:type="curve" svg:x1="16.875cm" svg:y1="6.461cm" svg:x2="18.852cm" svg:y2="2.666cm" draw:start-shape="id2" draw:start-glue-point="10" draw:end-shape="id6" draw:end-glue-point="6" svg:d="M16875 6461c1482 0 494-3795 1977-3795" svg:viewBox="0 0 1978 3796">
          <text:p/>
        </draw:connector>
        <draw:connector draw:style-name="gr2" draw:text-style-name="P1" draw:layer="layout" draw:type="curve" svg:x1="16.875cm" svg:y1="6.461cm" svg:x2="20.152cm" svg:y2="6.902cm" draw:start-shape="id2" draw:start-glue-point="10" draw:end-shape="id7" draw:end-glue-point="6" svg:d="M16875 6461c2457 0 819 441 3277 441" svg:viewBox="0 0 3278 442">
          <text:p/>
        </draw:connector>
        <draw:connector draw:style-name="gr2" draw:text-style-name="P1" draw:layer="layout" draw:type="curve" svg:x1="16.875cm" svg:y1="6.461cm" svg:x2="20.152cm" svg:y2="9.829cm" draw:start-shape="id2" draw:start-glue-point="10" draw:end-shape="id8" draw:end-glue-point="6" svg:d="M16875 6461c2457 0 819 3368 3277 3368" svg:viewBox="0 0 3278 3369">
          <text:p/>
        </draw:connector>
        <draw:connector draw:style-name="gr2" draw:text-style-name="P1" draw:layer="layout" draw:type="curve" svg:x1="16.875cm" svg:y1="6.461cm" svg:x2="20.152cm" svg:y2="12.756cm" draw:start-shape="id2" draw:start-glue-point="10" draw:end-shape="id9" svg:d="M16875 6461c2457 0 819 6295 3277 6295" svg:viewBox="0 0 3278 6296">
          <text:p/>
        </draw:connector>
        <draw:connector draw:style-name="gr2" draw:text-style-name="P1" draw:layer="layout" draw:type="curve" svg:x1="16.875cm" svg:y1="6.461cm" svg:x2="20.152cm" svg:y2="18.607cm" draw:start-shape="id2" draw:start-glue-point="10" draw:end-shape="id10" draw:end-glue-point="6" svg:d="M16875 6461c2457 0 819 12146 3277 12146" svg:viewBox="0 0 3278 12147">
          <text:p/>
        </draw:connector>
        <draw:custom-shape draw:style-name="gr3" draw:text-style-name="P1" draw:layer="layout" svg:width="7.62cm" svg:height="16.002cm" svg:x="18.78cm" svg:y="4.429cm">
          <text:p text:style-name="P1">Lock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48cm" svg:height="9.017cm" svg:x="1.3cm" svg:y="10.271cm">
          <text:p text:style-name="P1">Responsible-f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699cm" svg:height="2.286cm" svg:x="2.086cm" svg:y="14.678cm">
          <text:p text:style-name="P1">Institution/ro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938cm" svg:y1="14.759cm" svg:x2="6.785cm" svg:y2="15.821cm" draw:start-shape="id4" draw:start-glue-point="6" draw:end-shape="id11" draw:end-glue-point="10" svg:d="M9938 14759l-3153 1062" svg:viewBox="0 0 3154 1063">
          <text:p/>
        </draw:connector>
        <draw:custom-shape draw:style-name="gr4" draw:text-style-name="P1" draw:layer="layout" svg:width="5.688cm" svg:height="6.604cm" svg:x="1.835cm" svg:y="11.668cm">
          <text:p text:style-name="P1">(select on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4.699cm" svg:height="2.286cm" svg:x="20.152cm" svg:y="14.54cm">
          <text:p text:style-name="P1">dele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6.875cm" svg:y1="6.461cm" svg:x2="20.152cm" svg:y2="15.683cm" draw:start-shape="id2" draw:start-glue-point="10" draw:end-shape="id12" draw:end-glue-point="6" svg:d="M16875 6461c2457 0 819 9222 3277 9222" svg:viewBox="0 0 3278 9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2-01T10:19:31.976058000</dc:date>
    <meta:editing-duration>PT30M22S</meta:editing-duration>
    <meta:editing-cycles>12</meta:editing-cycles>
    <meta:generator>LibreOffice/4.2.6.3$MacOSX_x86 LibreOffice_project/3fd416d4c6db7d3204c17ce57a1d70f6e531ee21</meta:generator>
    <meta:document-statistic meta:object-count="26"/>
  </office:meta>
</office:document-meta>
</file>